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ira Code Retina" svg:font-family="'Fira Code Retina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Fira Code Retina" officeooo:rsid="000417f9" officeooo:paragraph-rsid="000417f9"/>
    </style:style>
    <style:style style:name="P2" style:family="paragraph" style:parent-style-name="Standard">
      <style:text-properties style:font-name="Fira Code Retina" fo:font-size="20pt" fo:font-weight="bold" officeooo:rsid="000417f9" officeooo:paragraph-rsid="000417f9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yncronus in Javascript</text:p>
      <text:p text:style-name="P1"/>
      <text:p text:style-name="P1">Promise </text:p>
      <text:p text:style-name="P1">- Promi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ira Code Retina" svg:font-family="'Fira Code Retina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3:56:03.824004619</meta:creation-date>
    <dc:date>2019-07-10T14:28:06.372334896</dc:date>
    <meta:editing-duration>PT21M47S</meta:editing-duration>
    <meta:editing-cycles>1</meta:editing-cycles>
    <meta:document-statistic meta:table-count="0" meta:image-count="0" meta:object-count="0" meta:page-count="1" meta:paragraph-count="3" meta:word-count="6" meta:character-count="41" meta:non-whitespace-character-count="37"/>
    <meta:generator>LibreOffice/6.0.7.3$Linux_X86_64 LibreOffice_project/00m0$Build-3</meta:generator>
  </office:meta>
</office:document-meta>
</file>